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1A00000253E3C857B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eight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dash" draw:stroke-dash="Line_20_Style_20_9" draw:marker-end="Arrow" draw:textarea-vertical-align="middle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subtitle">
      <style:graphic-properties draw:fill-color="#ffffff" draw:auto-grow-height="true" fo:min-height="11.5cm"/>
    </style:style>
    <style:style style:name="pr3" style:family="presentation" style:parent-style-name="lyt-aqua-notes">
      <style:graphic-properties draw:fill-color="#ffffff" draw:auto-grow-height="true" fo:min-height="12.572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 xml:id="id23" draw:id="id23">
        <draw:frame presentation:style-name="pr1" draw:layer="layout" svg:width="25.199cm" svg:height="3.506cm" svg:x="1.4cm" svg:y="0.837cm" presentation:class="title">
          <draw:text-box>
            <text:p>ft_printf Project</text:p>
          </draw:text-box>
        </draw:frame>
        <draw:frame presentation:style-name="pr2" draw:text-style-name="P1" draw:layer="layout" svg:width="24.599cm" svg:height="11.5cm" svg:x="2cm" svg:y="5.5cm" presentation:class="subtitle" presentation:user-transformed="true">
          <draw:text-box>
            <text:p><text:span text:style-name="T1">Solution description</text:span></text:p>
          </draw:text-box>
        </draw:frame>
        <anim:par presentation:node-type="timing-root">
          <anim:par smil:begin="id2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 xml:id="id24" draw:id="id24">
        <draw:frame presentation:style-name="pr4" draw:layer="layout" svg:width="25.199cm" svg:height="3.506cm" svg:x="1.4cm" svg:y="0.837cm" presentation:class="title">
          <draw:text-box>
            <text:p>Mapping table</text:p>
          </draw:text-box>
        </draw:frame>
        <draw:rect draw:style-name="gr2" draw:text-style-name="P2" xml:id="id15" draw:id="id15" draw:layer="layout" svg:width="3.048cm" svg:height="1.016cm" svg:x="2.54cm" svg:y="7.414cm">
          <text:p text:style-name="P2">Hash</text:p>
        </draw:rect>
        <draw:connector draw:style-name="gr3" draw:text-style-name="P2" draw:layer="layout" svg:x1="5.588cm" svg:y1="4.688cm" svg:x2="24.694cm" svg:y2="4.704cm" draw:start-shape="id1" draw:start-glue-point="1" svg:d="M5588 4688h9804v16h9302">
          <text:p/>
        </draw:connector>
        <draw:rect draw:style-name="gr2" draw:text-style-name="P2" xml:id="id13" draw:id="id13" draw:layer="layout" svg:width="3.048cm" svg:height="1.016cm" svg:x="14.794cm" svg:y="17.034cm">
          <text:p text:style-name="P2">Zero-filler</text:p>
        </draw:rect>
        <draw:connector draw:style-name="gr3" draw:text-style-name="P2" draw:layer="layout" svg:x1="19.766cm" svg:y1="17.034cm" svg:x2="19.766cm" svg:y2="6.018cm" draw:start-shape="id2" draw:start-glue-point="0" draw:end-shape="id3" draw:end-glue-point="2" svg:d="M19766 17034v-11016">
          <text:p/>
        </draw:connector>
        <draw:circle draw:style-name="gr3" draw:text-style-name="P2" xml:id="id3" draw:id="id3" draw:layer="layout" svg:width="0.508cm" svg:height="0.508cm" svg:x="19.512cm" svg:y="5.51cm">
          <text:p/>
        </draw:circle>
        <draw:rect draw:style-name="gr2" draw:text-style-name="P2" xml:id="id18" draw:id="id18" draw:layer="layout" svg:width="3.048cm" svg:height="1.016cm" svg:x="2.54cm" svg:y="11.744cm">
          <text:p text:style-name="P2">Space</text:p>
        </draw:rect>
        <draw:rect draw:style-name="gr2" draw:text-style-name="P2" xml:id="id1" draw:id="id1" draw:layer="layout" svg:width="3.048cm" svg:height="1.016cm" svg:x="2.54cm" svg:y="4.18cm">
          <text:p text:style-name="P2">Conv_type</text:p>
        </draw:rect>
        <draw:rect draw:style-name="gr2" draw:text-style-name="P2" draw:layer="layout" svg:width="3.048cm" svg:height="1.016cm" svg:x="2.54cm" svg:y="14.948cm">
          <text:p text:style-name="P2">Prefix</text:p>
        </draw:rect>
        <draw:rect draw:style-name="gr2" draw:text-style-name="P2" xml:id="id7" draw:id="id7" draw:layer="layout" svg:width="3.048cm" svg:height="1.016cm" svg:x="2.54cm" svg:y="12.816cm">
          <text:p text:style-name="P2">Width</text:p>
        </draw:rect>
        <draw:rect draw:style-name="gr2" draw:text-style-name="P2" xml:id="id17" draw:id="id17" draw:layer="layout" svg:width="3.048cm" svg:height="1.016cm" svg:x="2.54cm" svg:y="10.658cm">
          <text:p text:style-name="P2">Plus</text:p>
        </draw:rect>
        <draw:rect draw:style-name="gr2" draw:text-style-name="P2" xml:id="id20" draw:id="id20" draw:layer="layout" svg:width="3.048cm" svg:height="1.016cm" svg:x="2.54cm" svg:y="8.486cm">
          <text:p text:style-name="P2">Zero</text:p>
        </draw:rect>
        <draw:rect draw:style-name="gr2" draw:text-style-name="P2" xml:id="id8" draw:id="id8" draw:layer="layout" svg:width="3.048cm" svg:height="1.016cm" svg:x="2.54cm" svg:y="9.572cm">
          <text:p text:style-name="P2">Minus</text:p>
        </draw:rect>
        <draw:rect draw:style-name="gr2" draw:text-style-name="P2" xml:id="id4" draw:id="id4" draw:layer="layout" svg:width="3.048cm" svg:height="1.016cm" svg:x="2.54cm" svg:y="13.874cm">
          <text:p text:style-name="P2">Precision</text:p>
        </draw:rect>
        <draw:rect draw:style-name="gr2" draw:text-style-name="P2" xml:id="id12" draw:id="id12" draw:layer="layout" svg:width="2.286cm" svg:height="1.016cm" svg:x="12.362cm" svg:y="17.034cm">
          <text:p text:style-name="P2">Prefix</text:p>
        </draw:rect>
        <draw:rect draw:style-name="gr2" draw:text-style-name="P2" xml:id="id2" draw:id="id2" draw:layer="layout" svg:width="3.048cm" svg:height="1.016cm" svg:x="18.242cm" svg:y="17.034cm">
          <text:p text:style-name="P2">Parameter</text:p>
        </draw:rect>
        <draw:rect draw:style-name="gr2" draw:text-style-name="P2" xml:id="id11" draw:id="id11" draw:layer="layout" svg:width="3.048cm" svg:height="1.016cm" svg:x="21.59cm" svg:y="17.034cm">
          <text:p text:style-name="P2">Post-filler</text:p>
        </draw:rect>
        <draw:rect draw:style-name="gr2" draw:text-style-name="P2" xml:id="id10" draw:id="id10" draw:layer="layout" svg:width="1.778cm" svg:height="1.016cm" svg:x="10.414cm" svg:y="17.034cm">
          <text:p text:style-name="P2">Sign</text:p>
        </draw:rect>
        <draw:rect draw:style-name="gr2" draw:text-style-name="P2" xml:id="id5" draw:id="id5" draw:layer="layout" svg:width="3.048cm" svg:height="1.016cm" svg:x="7.194cm" svg:y="17.034cm">
          <text:p text:style-name="P2">Pre-filler</text:p>
        </draw:rect>
        <draw:connector draw:style-name="gr3" draw:text-style-name="P2" draw:layer="layout" svg:x1="5.588cm" svg:y1="14.382cm" svg:x2="24.751cm" svg:y2="14.377cm" draw:start-shape="id4" draw:start-glue-point="1" svg:d="M5588 14382h9832v-5h9331">
          <text:p/>
        </draw:connector>
        <draw:circle draw:style-name="gr3" draw:text-style-name="P2" draw:layer="layout" svg:width="0.508cm" svg:height="0.508cm" svg:x="19.501cm" svg:y="14.138cm">
          <text:p/>
        </draw:circle>
        <draw:connector draw:style-name="gr3" draw:text-style-name="P2" draw:layer="layout" svg:x1="8.718cm" svg:y1="17.034cm" svg:x2="8.717cm" svg:y2="10.318cm" draw:start-shape="id5" draw:start-glue-point="0" draw:end-shape="id6" draw:end-glue-point="2" svg:d="M8718 17034v-3358h-1v-3358">
          <text:p/>
        </draw:connector>
        <draw:connector draw:style-name="gr3" draw:text-style-name="P2" draw:layer="layout" svg:x1="5.588cm" svg:y1="13.324cm" svg:x2="24.751cm" svg:y2="13.334cm" draw:start-shape="id7" draw:start-glue-point="1" svg:d="M5588 13324h9832v10h9331">
          <text:p/>
        </draw:connector>
        <draw:circle draw:style-name="gr3" draw:text-style-name="P2" draw:layer="layout" svg:width="0.508cm" svg:height="0.508cm" svg:x="8.482cm" svg:y="13.052cm">
          <text:p/>
        </draw:circle>
        <draw:connector draw:style-name="gr3" draw:text-style-name="P2" draw:layer="layout" svg:x1="5.588cm" svg:y1="10.08cm" svg:x2="24.675cm" svg:y2="10.053cm" draw:start-shape="id8" draw:start-glue-point="1" svg:d="M5588 10080h9794v-27h9293">
          <text:p/>
        </draw:connector>
        <draw:rect draw:style-name="gr2" draw:text-style-name="P2" xml:id="id9" draw:id="id9" draw:layer="layout" svg:width="4.318cm" svg:height="1.016cm" svg:x="12.7cm" svg:y="18.796cm">
          <text:p text:style-name="P2">Content_size</text:p>
        </draw:rect>
        <draw:connector draw:style-name="gr4" draw:text-style-name="P2" draw:layer="layout" svg:x1="12.7cm" svg:y1="19.304cm" svg:x2="8.718cm" svg:y2="18.05cm" draw:start-shape="id9" draw:start-glue-point="3" draw:end-shape="id5" draw:end-glue-point="2" svg:d="M12700 19304h-3982v-1254">
          <text:p/>
        </draw:connector>
        <draw:connector draw:style-name="gr4" draw:text-style-name="P2" draw:layer="layout" draw:line-skew="0.122cm" svg:x1="12.651cm" svg:y1="19.305cm" svg:x2="11.303cm" svg:y2="18.05cm" draw:end-shape="id10" draw:end-glue-point="2" svg:d="M12651 19305v-255h-1348v-1000">
          <text:p/>
        </draw:connector>
        <draw:connector draw:style-name="gr4" draw:text-style-name="P2" draw:layer="layout" svg:x1="17.018cm" svg:y1="19.304cm" svg:x2="23.114cm" svg:y2="18.05cm" draw:start-shape="id9" draw:start-glue-point="1" draw:end-shape="id11" draw:end-glue-point="2" svg:d="M17018 19304h6096v-1254">
          <text:p/>
        </draw:connector>
        <draw:connector draw:style-name="gr4" draw:text-style-name="P2" draw:layer="layout" svg:x1="17.068cm" svg:y1="19.305cm" svg:x2="19.766cm" svg:y2="18.05cm" draw:end-shape="id2" draw:end-glue-point="2" svg:d="M17068 19305v-377h2698v-878">
          <text:p/>
        </draw:connector>
        <draw:connector draw:style-name="gr4" draw:text-style-name="P2" draw:layer="layout" svg:x1="14.859cm" svg:y1="18.796cm" svg:x2="13.505cm" svg:y2="18.05cm" draw:start-shape="id9" draw:start-glue-point="0" draw:end-shape="id12" draw:end-glue-point="2" svg:d="M14859 18796v-373h-1354v-373">
          <text:p/>
        </draw:connector>
        <draw:connector draw:style-name="gr4" draw:text-style-name="P2" draw:layer="layout" svg:x1="14.81cm" svg:y1="18.797cm" svg:x2="16.318cm" svg:y2="18.05cm" draw:end-shape="id13" draw:end-glue-point="2" svg:d="M14810 18797v-123h1508v-624">
          <text:p/>
        </draw:connector>
        <draw:connector draw:style-name="gr3" draw:text-style-name="P2" draw:layer="layout" svg:x1="23.114cm" svg:y1="17.034cm" svg:x2="23.118cm" svg:y2="10.318cm" draw:start-shape="id11" draw:start-glue-point="0" draw:end-shape="id14" draw:end-glue-point="2" svg:d="M23114 17034v-3358h4v-3358">
          <text:p/>
        </draw:connector>
        <draw:circle draw:style-name="gr3" draw:text-style-name="P2" xml:id="id14" draw:id="id14" draw:layer="layout" svg:width="0.508cm" svg:height="0.508cm" svg:x="22.864cm" svg:y="9.81cm">
          <text:p/>
        </draw:circle>
        <draw:circle draw:style-name="gr3" draw:text-style-name="P2" draw:layer="layout" svg:width="0.508cm" svg:height="0.508cm" svg:x="22.883cm" svg:y="13.052cm">
          <text:p/>
        </draw:circle>
        <draw:connector draw:style-name="gr3" draw:text-style-name="P2" draw:layer="layout" svg:x1="5.588cm" svg:y1="7.922cm" svg:x2="24.732cm" svg:y2="7.928cm" draw:start-shape="id15" draw:start-glue-point="1" svg:d="M5588 7922h9823v6h9321">
          <text:p/>
        </draw:connector>
        <draw:circle draw:style-name="gr3" draw:text-style-name="P2" draw:layer="layout" svg:width="0.508cm" svg:height="0.508cm" svg:x="19.502cm" svg:y="7.662cm">
          <text:p/>
        </draw:circle>
        <draw:connector draw:style-name="gr3" draw:text-style-name="P2" draw:layer="layout" svg:x1="11.219cm" svg:y1="17.034cm" svg:x2="11.218cm" svg:y2="4.942cm" draw:end-shape="id16" draw:end-glue-point="2" svg:d="M11219 17034v-5795h-1v-6297">
          <text:p/>
        </draw:connector>
        <draw:circle draw:style-name="gr3" draw:text-style-name="P2" xml:id="id16" draw:id="id16" draw:layer="layout" svg:width="0.508cm" svg:height="0.508cm" svg:x="10.964cm" svg:y="4.434cm">
          <text:p/>
        </draw:circle>
        <draw:connector draw:style-name="gr3" draw:text-style-name="P2" draw:layer="layout" svg:x1="5.588cm" svg:y1="11.166cm" svg:x2="24.827cm" svg:y2="11.153cm" draw:start-shape="id17" draw:start-glue-point="1" svg:d="M5588 11166h9870v-13h9369">
          <text:p/>
        </draw:connector>
        <draw:circle draw:style-name="gr3" draw:text-style-name="P2" draw:layer="layout" svg:width="0.508cm" svg:height="0.508cm" svg:x="10.983cm" svg:y="10.894cm">
          <text:p/>
        </draw:circle>
        <draw:connector draw:style-name="gr3" draw:text-style-name="P2" draw:layer="layout" svg:x1="5.588cm" svg:y1="12.252cm" svg:x2="24.808cm" svg:y2="12.234cm" draw:start-shape="id18" draw:start-glue-point="1" svg:d="M5588 12252h9861v-18h9359">
          <text:p/>
        </draw:connector>
        <draw:circle draw:style-name="gr3" draw:text-style-name="P2" draw:layer="layout" svg:width="0.508cm" svg:height="0.508cm" svg:x="10.964cm" svg:y="11.962cm">
          <text:p/>
        </draw:circle>
        <draw:connector draw:style-name="gr3" draw:text-style-name="P2" draw:layer="layout" svg:x1="16.318cm" svg:y1="17.034cm" svg:x2="16.319cm" svg:y2="9.242cm" draw:start-shape="id13" draw:start-glue-point="0" draw:end-shape="id19" draw:end-glue-point="2" svg:d="M16318 17034v-3896h1v-3896">
          <text:p/>
        </draw:connector>
        <draw:circle draw:style-name="gr3" draw:text-style-name="P2" xml:id="id19" draw:id="id19" draw:layer="layout" svg:width="0.508cm" svg:height="0.508cm" svg:x="16.065cm" svg:y="8.734cm">
          <text:p/>
        </draw:circle>
        <draw:circle draw:style-name="gr3" draw:text-style-name="P2" draw:layer="layout" svg:width="0.508cm" svg:height="0.508cm" svg:x="16.084cm" svg:y="14.1cm">
          <text:p/>
        </draw:circle>
        <draw:connector draw:style-name="gr3" draw:text-style-name="P2" draw:layer="layout" svg:x1="5.588cm" svg:y1="8.994cm" svg:x2="24.732cm" svg:y2="9.01cm" draw:start-shape="id20" draw:start-glue-point="1" svg:d="M5588 8994h9823v16h9321">
          <text:p/>
        </draw:connector>
        <draw:circle draw:style-name="gr3" draw:text-style-name="P2" draw:layer="layout" svg:width="0.508cm" svg:height="0.508cm" svg:x="16.059cm" svg:y="13.042cm">
          <text:p/>
        </draw:circle>
        <draw:rect draw:style-name="gr2" draw:text-style-name="P2" xml:id="id21" draw:id="id21" draw:layer="layout" svg:width="3.048cm" svg:height="1.016cm" svg:x="2.54cm" svg:y="5.28cm">
          <text:p text:style-name="P2">Par_value</text:p>
        </draw:rect>
        <draw:rect draw:style-name="gr2" draw:text-style-name="P2" draw:layer="layout" svg:width="3.048cm" svg:height="1.016cm" svg:x="2.54cm" svg:y="6.356cm">
          <text:p text:style-name="P2">Par_type</text:p>
        </draw:rect>
        <draw:connector draw:style-name="gr3" draw:text-style-name="P2" draw:layer="layout" svg:x1="5.588cm" svg:y1="5.788cm" svg:x2="24.846cm" svg:y2="5.785cm" draw:start-shape="id21" draw:start-glue-point="1" svg:d="M5588 5788h9880v-3h9378">
          <text:p/>
        </draw:connector>
        <draw:circle draw:style-name="gr3" draw:text-style-name="P2" draw:layer="layout" svg:width="0.508cm" svg:height="0.508cm" svg:x="10.983cm" svg:y="5.518cm">
          <text:p/>
        </draw:circle>
        <draw:circle draw:style-name="gr3" draw:text-style-name="P2" draw:layer="layout" svg:width="0.508cm" svg:height="0.508cm" svg:x="16.058cm" svg:y="9.79cm">
          <text:p/>
        </draw:circle>
        <draw:circle draw:style-name="gr3" draw:text-style-name="P2" xml:id="id6" draw:id="id6" draw:layer="layout" svg:width="0.508cm" svg:height="0.508cm" svg:x="8.463cm" svg:y="9.81cm">
          <text:p/>
        </draw:circle>
        <draw:connector draw:style-name="gr3" draw:text-style-name="P2" draw:layer="layout" svg:x1="13.505cm" svg:y1="17.034cm" svg:x2="13.505cm" svg:y2="6.042cm" draw:start-shape="id12" draw:start-glue-point="0" draw:end-shape="id22" draw:end-glue-point="2" svg:d="M13505 17034v-10992">
          <text:p/>
        </draw:connector>
        <draw:circle draw:style-name="gr3" draw:text-style-name="P2" xml:id="id22" draw:id="id22" draw:layer="layout" svg:width="0.508cm" svg:height="0.508cm" svg:x="13.251cm" svg:y="5.534cm">
          <text:p/>
        </draw:circle>
        <draw:circle draw:style-name="gr3" draw:text-style-name="P2" draw:layer="layout" svg:width="0.508cm" svg:height="0.508cm" svg:x="13.279cm" svg:y="7.634cm">
          <text:p/>
        </draw:circle>
        <anim:par presentation:node-type="timing-root">
          <anim:par smil:begin="id2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E3C857B3.png" xlink:type="simple" xlink:show="embed" xlink:actuate="onLoad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hani Kauppi</meta:initial-creator>
    <meta:creation-date>2019-12-29T08:37:17</meta:creation-date>
    <meta:editing-duration>PT8H47M46S</meta:editing-duration>
    <meta:editing-cycles>27</meta:editing-cycles>
    <dc:date>2019-12-31T08:34:35</dc:date>
    <dc:creator>Juhani Kauppi</dc:creator>
    <meta:generator>OpenOffice/4.1.7$Unix OpenOffice.org_project/417m1$Build-9800</meta:generator>
    <meta:document-statistic meta:object-count="95"/>
  </office:meta>
</office:document-meta>
</file>